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170m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8.01mm" style:rel-column-width="2155*"/>
    </style:style>
    <style:style style:name="Table1.B" style:family="table-column">
      <style:table-column-properties style:column-width="131.99mm" style:rel-column-width="7483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background-color="transparent" fo:padding="0.97mm" fo:border="0.05pt solid #000000" style:writing-mode="lr-tb">
        <style:background-image/>
      </style:table-cell-properties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2" style:family="table-cell">
      <style:table-cell-properties style:vertical-align="" fo:background-color="transparent" fo:padding="0.97m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M Roman Slanted 10" fo:font-weight="bold" officeooo:rsid="000b62b3" officeooo:paragraph-rsid="000b62b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M Roman Slanted 10" fo:font-weight="bold" officeooo:rsid="00140fa9" officeooo:paragraph-rsid="00140fa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M Roman 10" officeooo:rsid="000cdfd0"/>
    </style:style>
    <style:style style:name="P4" style:family="paragraph" style:parent-style-name="Table_20_Contents">
      <style:paragraph-properties fo:text-align="center" style:justify-single-word="false"/>
      <style:text-properties style:font-name="LM Roman 10" officeooo:rsid="000cdfd0" officeooo:paragraph-rsid="000cdfd0"/>
    </style:style>
    <style:style style:name="P5" style:family="paragraph" style:parent-style-name="Table_20_Contents">
      <style:paragraph-properties fo:text-align="center" style:justify-single-word="false"/>
      <style:text-properties style:font-name="LM Roman 10" officeooo:rsid="000e6eb0" officeooo:paragraph-rsid="000e6eb0"/>
    </style:style>
    <style:style style:name="P6" style:family="paragraph" style:parent-style-name="Table_20_Contents">
      <style:paragraph-properties fo:text-align="center" style:justify-single-word="false"/>
      <style:text-properties style:font-name="LM Roman 10" officeooo:rsid="0017c962" officeooo:paragraph-rsid="0017c962"/>
    </style:style>
    <style:style style:name="P7" style:family="paragraph" style:parent-style-name="Standard">
      <style:paragraph-properties fo:text-align="center" style:justify-single-word="false"/>
      <style:text-properties style:font-name="LM Roman 10" officeooo:rsid="000e6eb0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e6eb0" style:font-size-asian="10pt" style:font-style-asian="normal" style:font-weight-asian="normal" style:text-emphasize="none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e6eb0" officeooo:paragraph-rsid="000e6eb0" style:font-size-asian="10pt" style:font-style-asian="normal" style:font-weight-asian="normal" style:text-emphasize="none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b62b3" style:font-size-asian="10pt" style:font-style-asian="normal" style:font-weight-asian="normal" style:text-emphasize="none"/>
    </style:style>
    <style:style style:name="P11" style:family="paragraph" style:parent-style-name="Table_20_Contents">
      <style:paragraph-properties fo:text-align="center" style:justify-single-word="false"/>
      <style:text-properties style:font-name="LM Roman Slanted 10" fo:font-weight="bold" officeooo:rsid="001b00c1" officeooo:paragraph-rsid="001b00c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M Roman 10" officeooo:rsid="001b00c1" officeooo:paragraph-rsid="001b00c1"/>
    </style:style>
    <style:style style:name="P13" style:family="paragraph" style:parent-style-name="Table_20_Contents">
      <style:paragraph-properties fo:margin-left="7.2mm" fo:margin-right="0mm" fo:text-align="start" style:justify-single-word="false" fo:text-indent="0mm" style:auto-text-indent="false"/>
      <style:text-properties style:font-name="LM Roman 10" officeooo:rsid="001b00c1" officeooo:paragraph-rsid="001b00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Algoritmo</text:p>
          </table:table-cell>
          <table:table-cell table:style-name="Table1.B1" office:value-type="string">
            <text:p text:style-name="P11">Parámetros</text:p>
          </table:table-cell>
        </table:table-row>
        <table:table-row table:style-name="Table1.1">
          <table:table-cell table:style-name="Table1.A2" office:value-type="string">
            <text:p text:style-name="P12">Random Forest</text:p>
          </table:table-cell>
          <table:table-cell table:style-name="Table1.B2" office:value-type="string">
            <text:p text:style-name="P13"><text:s/>RandomForestClassifier(n_estimators=50, max_depth=50, random_state=0)</text:p>
          </table:table-cell>
        </table:table-row>
        <table:table-row table:style-name="Table1.1">
          <table:table-cell table:style-name="Table1.A3" office:value-type="string">
            <text:p text:style-name="P12">Redes Neuronales</text:p>
          </table:table-cell>
          <table:table-cell table:style-name="Table1.B2" office:value-type="string">
            <text:p text:style-name="P13">MLPClassifier(solver='lbfgs', alpha=1e-5, activation='identity', hidden_layer_sizes=(15,15,15), random_state=1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2m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6:41:13.025787558</meta:creation-date>
    <dc:date>2018-11-23T04:13:01.585800915</dc:date>
    <meta:editing-duration>PT2H7M44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6" meta:word-count="14" meta:character-count="229" meta:non-whitespace-character-count="220"/>
  </office:meta>
</office:document-meta>
</file>